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crB" svg:font-family="OcrB" style:font-pitch="fixed"/>
    <style:font-face style:name="Iwona" svg:font-family="Iwon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OcrB" fo:font-size="28pt" officeooo:rsid="0000fea0" officeooo:paragraph-rsid="0000fea0" style:font-size-asian="28pt" style:font-size-complex="28pt"/>
    </style:style>
    <style:style style:name="P2" style:family="paragraph" style:parent-style-name="Standard">
      <style:text-properties style:font-name="OcrB" fo:font-size="14pt" officeooo:rsid="00049af0" officeooo:paragraph-rsid="00049af0" style:font-size-asian="12.25pt" style:font-size-complex="14pt"/>
    </style:style>
    <style:style style:name="P3" style:family="paragraph" style:parent-style-name="Standard">
      <style:text-properties style:font-name="Iwona" fo:font-size="14pt" officeooo:rsid="00049af0" officeooo:paragraph-rsid="00049af0" style:font-size-asian="12.25pt" style:font-size-complex="14pt"/>
    </style:style>
    <style:style style:name="P4" style:family="paragraph" style:parent-style-name="Standard">
      <style:text-properties style:font-name="Iwona" fo:font-size="14pt" officeooo:rsid="00049af0" officeooo:paragraph-rsid="00057489" style:font-size-asian="12.25pt" style:font-size-complex="14pt"/>
    </style:style>
    <style:style style:name="P5" style:family="paragraph" style:parent-style-name="Standard">
      <style:text-properties style:font-name="DejaVu Sans" fo:font-size="12pt" officeooo:rsid="00057489" officeooo:paragraph-rsid="00057489" style:font-size-asian="12pt" style:font-size-complex="12pt"/>
    </style:style>
    <style:style style:name="P6" style:family="paragraph" style:parent-style-name="Standard">
      <style:text-properties style:font-name="DejaVu Sans" fo:font-size="12pt" officeooo:rsid="00049af0" officeooo:paragraph-rsid="00057489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CRB</text:p>
      <text:p text:style-name="P2"/>
      <text:p text:style-name="P2">ABCDEFGHIJKLMNOPQRSTUVWXYZ&lt;&lt;0123456789</text:p>
      <text:p text:style-name="P2">ABCDEFGHIJKLMNOPQRSTUVWXYZ&lt;&lt;0123456789</text:p>
      <text:p text:style-name="P2">ABCDEFGHIJKLMNOPQRSTUVWXYZ&lt;&lt;0123456789</text:p>
      <text:p text:style-name="P2">ABCDEFGHIJKLMNOPQRSTUVWXYZ&lt;&lt;0123456789</text:p>
      <text:p text:style-name="P2">ABCDEFGHIJKLMNOPQRSTUVWXYZ&lt;&lt;0123456789</text:p>
      <text:p text:style-name="P2">ABCDEFGHIJKLMNOPQRSTUVWXYZ&lt;&lt;0123456789</text:p>
      <text:p text:style-name="P2"/>
      <text:p text:style-name="P2"/>
      <text:p text:style-name="P3">Iwona</text:p>
      <text:p text:style-name="P3"/>
      <text:p text:style-name="P3">abcdefghijklmnopqrstuvwxyzABCDEFGHIJKLMNOPQRSTUVWXYZ&lt;&lt;0123456789</text:p>
      <text:p text:style-name="P4">abcdefghijklmnopqrstuvwxyzABCDEFGHIJKLMNOPQRSTUVWXYZ&lt;&lt;0123456789</text:p>
      <text:p text:style-name="P4">abcdefghijklmnopqrstuvwxyzABCDEFGHIJKLMNOPQRSTUVWXYZ&lt;&lt;0123456789</text:p>
      <text:p text:style-name="P4">abcdefghijklmnopqrstuvwxyzABCDEFGHIJKLMNOPQRSTUVWXYZ&lt;&lt;0123456789</text:p>
      <text:p text:style-name="P4">abcdefghijklmnopqrstuvwxyzABCDEFGHIJKLMNOPQRSTUVWXYZ&lt;&lt;0123456789</text:p>
      <text:p text:style-name="P4">abcdefghijklmnopqrstuvwxyzABCDEFGHIJKLMNOPQRSTUVWXYZ&lt;&lt;0123456789</text:p>
      <text:p text:style-name="P4"/>
      <text:p text:style-name="P4"/>
      <text:p text:style-name="P5">DejaVu Sans</text:p>
      <text:p text:style-name="P6"/>
      <text:p text:style-name="P6">abcdefghijklmnopqrstuvwxyzABCDEFGHIJKLMNOPQRSTUVWXYZ&lt;&lt;0123456789</text:p>
      <text:p text:style-name="P6">abcdefghijklmnopqrstuvwxyzABCDEFGHIJKLMNOPQRSTUVWXYZ&lt;&lt;0123456789</text:p>
      <text:p text:style-name="P6">abcdefghijklmnopqrstuvwxyzABCDEFGHIJKLMNOPQRSTUVWXYZ&lt;&lt;0123456789</text:p>
      <text:p text:style-name="P6">abcdefghijklmnopqrstuvwxyzABCDEFGHIJKLMNOPQRSTUVWXYZ&lt;&lt;0123456789</text:p>
      <text:p text:style-name="P6">abcdefghijklmnopqrstuvwxyzABCDEFGHIJKLMNOPQRSTUVWXYZ&lt;&lt;0123456789</text:p>
      <text:p text:style-name="P6">abcdefghijklmnopqrstuvwxyzABCDEFGHIJKLMNOPQRSTUVWXYZ&lt;&lt;0123456789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crB" svg:font-family="OcrB" style:font-pitch="fixed"/>
    <style:font-face style:name="Iwona" svg:font-family="Iwon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22:22:14.413476159</meta:creation-date>
    <dc:date>2016-11-27T19:06:07.137407693</dc:date>
    <meta:editing-duration>PT2M41S</meta:editing-duration>
    <meta:editing-cycles>1</meta:editing-cycles>
    <meta:document-statistic meta:table-count="0" meta:image-count="0" meta:object-count="0" meta:page-count="1" meta:paragraph-count="21" meta:word-count="22" meta:character-count="1016" meta:non-whitespace-character-count="1015"/>
    <meta:generator>LibreOffice/5.1.6.2.0$Linux_X86_64 LibreOffice_project/10$Build-2</meta:generator>
  </office:meta>
</office:document-meta>
</file>